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ojtěchu,</text:p>
      <text:p text:style-name="Normal">v příběhu nášho života sehráváme roli dvou Kohoutů, kteří se na cestě vzdělání a poznání potkali a zjistili, že sdílejí mnohem víc než prostor ve třídě. Právě znalost toho, že jsme oba pod ochranou stejného znamení, nás spojuje silnou vazbou nejen na nebesích, ale i zde, na zemi. Tvůj ochránce Raquel dohlíží na spravedlnost a harmonii, což je něco, co na tobě obdivuji nejvíce. Tvá síla stát se štítem pro ty, kdo potřebují pomoc, je nadčasová a inspirativní. Na tento Valentýn ti přeji, aby tvůj život byl plný lásky, spravedlnosti a přátelství, které zrcadlí tvou vnitřní sílu a odvahu. Ať spolu letíme vysoko, srdce spojena pod křídly našich společných snů.</text:p>
      <text:p text:style-name="Normal">S úctou ke společné cestě,</text:p>
      <text:p text:style-name="Normal">jedna z Kohoutů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